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521" calcext:value-type="float">
            <text:p>3521</text:p>
          </table:table-cell>
          <table:table-cell table:formula="of:=[.B1]-[.A1]" office:value-type="float" office:value="1575" calcext:value-type="float">
            <text:p>1575</text:p>
          </table:table-cell>
          <table:table-cell table:formula="of:=[.C1]^2" office:value-type="float" office:value="2480625" calcext:value-type="float">
            <text:p>2480625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3526" calcext:value-type="float">
            <text:p>3526</text:p>
          </table:table-cell>
          <table:table-cell table:formula="of:=[.B2]-[.A2]" office:value-type="float" office:value="-3" calcext:value-type="float">
            <text:p>-3</text:p>
          </table:table-cell>
          <table:table-cell table:formula="of:=[.C2]^2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formula="of:=SUM([.D1:.D2])^0.5" office:value-type="float" office:value="1575.00285714027" calcext:value-type="float">
            <text:p>1575.002857140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540" calcext:value-type="float">
            <text:p>3540</text:p>
          </table:table-cell>
          <table:table-cell table:formula="of:=[.B5]-[.A5]" office:value-type="float" office:value="1572" calcext:value-type="float">
            <text:p>1572</text:p>
          </table:table-cell>
          <table:table-cell table:formula="of:=[.C5]^2" office:value-type="float" office:value="2471184" calcext:value-type="float">
            <text:p>247118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table:formula="of:=[.B6]-[.A6]" office:value-type="float" office:value="1" calcext:value-type="float">
            <text:p>1</text:p>
          </table:table-cell>
          <table:table-cell table:formula="of:=[.C6]^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SUM([.D5:.D6])^0.5" office:value-type="float" office:value="1572.00031806613" calcext:value-type="float">
            <text:p>1572.0003180661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46" calcext:value-type="float">
            <text:p>1946</text:p>
          </table:table-cell>
          <table:table-cell table:formula="of:=[.B10]-[.A10]" office:value-type="float" office:value="-22" calcext:value-type="float">
            <text:p>-22</text:p>
          </table:table-cell>
          <table:table-cell table:formula="of:=[.C10]^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529" calcext:value-type="float">
            <text:p>3529</text:p>
          </table:table-cell>
          <table:table-cell table:formula="of:=[.B11]-[.A11]" office:value-type="float" office:value="2730" calcext:value-type="float">
            <text:p>2730</text:p>
          </table:table-cell>
          <table:table-cell table:formula="of:=[.C11]^2" office:value-type="float" office:value="7452900" calcext:value-type="float">
            <text:p>7452900</text:p>
          </table:table-cell>
        </table:table-row>
        <table:table-row table:style-name="ro1">
          <table:table-cell table:number-columns-repeated="3"/>
          <table:table-cell table:formula="of:=SUM([.D10:.D11])^0.5" office:value-type="float" office:value="2730.08864324952" calcext:value-type="float">
            <text:p>2730.0886432495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521" calcext:value-type="float">
            <text:p>3521</text:p>
          </table:table-cell>
          <table:table-cell table:formula="of:=[.B15]-[.A15]" office:value-type="float" office:value="-19" calcext:value-type="float">
            <text:p>-19</text:p>
          </table:table-cell>
          <table:table-cell table:formula="of:=[.C15]^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526" calcext:value-type="float">
            <text:p>3526</text:p>
          </table:table-cell>
          <table:table-cell table:formula="of:=[.B16]-[.A16]" office:value-type="float" office:value="2726" calcext:value-type="float">
            <text:p>2726</text:p>
          </table:table-cell>
          <table:table-cell table:formula="of:=[.C16]^2" office:value-type="float" office:value="7431076" calcext:value-type="float">
            <text:p>7431076</text:p>
          </table:table-cell>
        </table:table-row>
        <table:table-row table:style-name="ro1">
          <table:table-cell table:number-columns-repeated="3"/>
          <table:table-cell table:formula="of:=SUM([.D15:.D16])^0.5" office:value-type="float" office:value="2726.06621342916" calcext:value-type="float">
            <text:p>2726.0662134291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([.D7]+[.D3])*0.5" office:value-type="float" office:value="1573.5015876032" calcext:value-type="float">
            <text:p>1573.5015876032</text:p>
          </table:table-cell>
          <table:table-cell office:value-type="float" office:value="10000" calcext:value-type="float">
            <text:p>10000</text:p>
          </table:table-cell>
          <table:table-cell table:formula="of:=[.B20]/[.A20]" office:value-type="float" office:value="6.35525256458895" calcext:value-type="float">
            <text:p>6.35525256458895</text:p>
          </table:table-cell>
          <table:table-cell/>
        </table:table-row>
        <table:table-row table:style-name="ro1">
          <table:table-cell table:formula="of:=([.D12]+[.D17])*0.5" office:value-type="float" office:value="2728.07742833934" calcext:value-type="float">
            <text:p>2728.07742833934</text:p>
          </table:table-cell>
          <table:table-cell table:formula="of:=[.A21]*[.C20]" office:value-type="float" office:value="17337.6210728508" calcext:value-type="float">
            <text:p>17337.621072850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17350/[.C20]" office:value-type="float" office:value="2730.02525449154" calcext:value-type="float">
            <text:p>2730.0252544915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17350*2" office:value-type="float" office:value="34700" calcext:value-type="float">
            <text:p>34700</text:p>
          </table:table-cell>
          <table:table-cell office:value-type="string" calcext:value-type="string">
            <text:p>height of both sheets combined (when sheet = 17'350m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1:17:58.923392929</meta:creation-date>
    <dc:date>2024-08-16T11:26:12.215725452</dc:date>
    <meta:editing-duration>PT8M12S</meta:editing-duration>
    <meta:editing-cycles>2</meta:editing-cycles>
    <meta:generator>LibreOffice/7.3.7.2$Linux_X86_64 LibreOffice_project/30$Build-2</meta:generator>
    <meta:document-statistic meta:table-count="1" meta:cell-count="44" meta:object-count="0"/>
  </office:meta>
</office:document-meta>
</file>